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02dc" officeooo:paragraph-rsid="001202dc"/>
    </style:style>
    <style:style style:name="P2" style:family="paragraph" style:parent-style-name="Standard">
      <style:text-properties fo:font-weight="bold" officeooo:rsid="001202dc" officeooo:paragraph-rsid="001202dc" style:font-weight-asian="bold" style:font-weight-complex="bold"/>
    </style:style>
    <style:style style:name="P3" style:family="paragraph" style:parent-style-name="Standard">
      <style:text-properties fo:font-weight="bold" officeooo:rsid="001202dc" officeooo:paragraph-rsid="001801ef" style:font-weight-asian="bold" style:font-weight-complex="bold"/>
    </style:style>
    <style:style style:name="P4" style:family="paragraph" style:parent-style-name="Standard">
      <style:text-properties fo:font-weight="bold" officeooo:rsid="0016d548" officeooo:paragraph-rsid="0016d548" style:font-weight-asian="bold" style:font-weight-complex="bold"/>
    </style:style>
    <style:style style:name="P5" style:family="paragraph" style:parent-style-name="Standard">
      <style:text-properties fo:font-weight="bold" officeooo:rsid="001ad4e5" officeooo:paragraph-rsid="001ad4e5" style:font-weight-asian="bold" style:font-weight-complex="bold"/>
    </style:style>
    <style:style style:name="P6" style:family="paragraph" style:parent-style-name="Standard">
      <style:text-properties fo:font-weight="bold" officeooo:rsid="001ee534" officeooo:paragraph-rsid="001ee534" style:font-weight-asian="bold" style:font-weight-complex="bold"/>
    </style:style>
    <style:style style:name="P7" style:family="paragraph" style:parent-style-name="Standard">
      <style:text-properties fo:font-weight="bold" officeooo:rsid="001ffe1f" officeooo:paragraph-rsid="001ffe1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bf81" style:font-weight-asian="normal" style:font-weight-complex="normal"/>
    </style:style>
    <style:style style:name="T3" style:family="text">
      <style:text-properties fo:font-weight="normal" officeooo:rsid="00141dfe" style:font-weight-asian="normal" style:font-weight-complex="normal"/>
    </style:style>
    <style:style style:name="T4" style:family="text">
      <style:text-properties fo:font-weight="normal" officeooo:rsid="0015e61f" style:font-weight-asian="normal" style:font-weight-complex="normal"/>
    </style:style>
    <style:style style:name="T5" style:family="text">
      <style:text-properties fo:font-weight="normal" officeooo:rsid="0016d548" style:font-weight-asian="normal" style:font-weight-complex="normal"/>
    </style:style>
    <style:style style:name="T6" style:family="text">
      <style:text-properties fo:font-weight="normal" officeooo:rsid="001801ef"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nri Haverinen H7</text:p>
      <text:p text:style-name="P1"/>
      <text:p text:style-name="P3">Robot framework<text:span text:style-name="T1"> on </text:span><text:span text:style-name="T2">testauskehys (eng. tesing framework) hyväksyntätestauksen automatisointiin. Pääasiallisisesti sitä käytetään palveluiden testaukseen</text:span><text:span text:style-name="T3">, mutta sitä voi käyttää esimerkiksi Seleniumin kanssa web-käyttöliittymien testaamisen. </text:span><text:span text:style-name="T2">Robot frameworkissa on helppolukuinen</text:span><text:span text:style-name="T3"> </text:span><text:span text:style-name="T2">syntaksi</text:span><text:span text:style-name="T3"> joka tekee testitapauksista hyvin itse dokumentoivia, ja testaajan on helppo keskittyä olennaiseen eli testien suunnitteluun ja tekemiseen.</text:span><text:span text:style-name="T6"> Robot framework on myös hyvin modulaarinen. Robot framework on myös hyvin suosittu ja käytetty, sille </text:span><text:span text:style-name="T4">löytyy</text:span><text:span text:style-name="T3"> kattavat dokumentaatiot ja WWW-sivuilta löytyy paljon esimerkkejä ja apuja kysymyksiin.</text:span></text:p>
      <text:p text:style-name="P3"><text:span text:style-name="T3"/></text:p>
      <text:p text:style-name="P7"><text:span text:style-name="T3">R</text:span><text:span text:style-name="T1">obot frameworkin käyttöön löytyy paljon työkaluja jotka helpottavat entisestään testaajan työtä. Lisäksi tarjolla on julkinen API joka mahdollistaa omien työkalujen tekemisen. Robot framework on myös avointa lähdekoodia, joka on mielestäni aina hyvä asia.</text:span></text:p>
      <text:p text:style-name="P2"><text:span text:style-name="T5"/></text:p>
      <text:p text:style-name="P4"><text:span text:style-name="T1">Vaikka Robot framework vaikuttaa helppokäyttöiseltä, vaatii (yleensä minkä tahansa) työkalun tehokas käyttö perehtyneisyyttä, oppimiskäyrää en osaa siis arvioida. Robot framework on kirjoitettu Pythonilla, </text:span><text:span text:style-name="T6">mutta siitä on myös Java ja .NET -toteutukset. Alusta vaatii siis jonkin näistä ohjelmointikielistä jotta Robot frameworkkia voi käyttää. Lisäksi ohjelmointitaitoa vaaditaan mikäli on tarve tehdä oma kirjasto jota ei Robot frameworkista löydy.</text:span></text:p>
      <text:p text:style-name="P4"><text:span text:style-name="T6"/></text:p>
      <text:p text:style-name="P5"><text:span text:style-name="T6">R</text:span><text:span text:style-name="T1">obot frameworkilla ei voi kuitenkaan testata kaikkea, mikä on toisaalta hyvä ja toisaalta huono asia. Mielestäni on parempi keskittyä tekemään yksi asia hyvin kuin monta asiaa huonosti. Kuitenkin olisi hienoa jos yhtä testauskehystä pystyttäisiin käyttämään lähes kaikilla testitasoilla, nyt robot framework on kuitenkin työkalu vain muiden joukossa.</text:span></text:p>
      <text:p text:style-name="P5"><text:span text:style-name="T1"/></text:p>
      <text:p text:style-name="P6"><text:span text:style-name="T1">(ja vielä +1 koska Robot Framework on kehitetty Suomes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4:36:29.037347697</meta:creation-date>
    <dc:date>2017-10-30T15:44:43.840520352</dc:date>
    <meta:editing-duration>PT15M42S</meta:editing-duration>
    <meta:editing-cycles>6</meta:editing-cycles>
    <meta:generator>LibreOffice/5.1.6.2$Linux_X86_64 LibreOffice_project/10m0$Build-2</meta:generator>
    <meta:document-statistic meta:table-count="0" meta:image-count="0" meta:object-count="0" meta:page-count="1" meta:paragraph-count="6" meta:word-count="219" meta:character-count="1754" meta:non-whitespace-character-count="1541"/>
  </office:meta>
</office:document-meta>
</file>